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6.692cm"/>
    </style:style>
    <style:style style:name="co4" style:family="table-column">
      <style:table-column-properties fo:break-before="auto" style:column-width="4.19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krok</text:p>
          </table:table-cell>
          <table:table-cell table:style-name="ce1" office:value-type="string">
            <text:p>Interpolacja w węzłach rownoodległych</text:p>
          </table:table-cell>
          <table:table-cell table:style-name="ce1" office:value-type="string">
            <text:p>Interpolacja w węzłach Czybyszewa</text:p>
          </table:table-cell>
          <table:table-cell table:number-columns-repeated="2"/>
        </table:table-row>
        <table:table-row table:style-name="ro2">
          <table:table-cell office:value-type="float" office:value="-0.95">
            <text:p>-9,50E-001</text:p>
          </table:table-cell>
          <table:table-cell office:value-type="float" office:value="1.37082">
            <text:p>1,37E+000</text:p>
          </table:table-cell>
          <table:table-cell office:value-type="float" office:value="0.252758">
            <text:p>2,53E-001</text:p>
          </table:table-cell>
          <table:table-cell/>
          <table:table-cell table:style-name="ce3" office:value-type="string">
            <text:p>stopień wielomianu: 5</text:p>
          </table:table-cell>
        </table:table-row>
        <table:table-row table:style-name="ro2">
          <table:table-cell office:value-type="float" office:value="-0.9">
            <text:p>-9,00E-001</text:p>
          </table:table-cell>
          <table:table-cell office:value-type="float" office:value="1.97822">
            <text:p>1,98E+000</text:p>
          </table:table-cell>
          <table:table-cell office:value-type="float" office:value="0.542585">
            <text:p>5,43E-001</text:p>
          </table:table-cell>
          <table:table-cell table:number-columns-repeated="2"/>
        </table:table-row>
        <table:table-row table:style-name="ro2">
          <table:table-cell office:value-type="float" office:value="-0.85">
            <text:p>-8,50E-001</text:p>
          </table:table-cell>
          <table:table-cell office:value-type="float" office:value="2.06296">
            <text:p>2,06E+000</text:p>
          </table:table-cell>
          <table:table-cell office:value-type="float" office:value="0.502398">
            <text:p>5,02E-001</text:p>
          </table:table-cell>
          <table:table-cell>
            <draw:frame table:end-cell-address="Arkusz1.P41" table:end-x="1.28cm" table:end-y="0.193cm" draw:z-index="0" draw:style-name="gr1" svg:width="30.078cm" svg:height="16.657cm" svg:x="0.22cm" svg:y="0.246cm">
              <draw:object draw:notify-on-update-of-ranges="Arkusz1.A1:Arkusz1.A1 Arkusz1.A2:Arkusz1.A40 Arkusz1.B1:Arkusz1.B1 Arkusz1.B2:Arkusz1.B40 Arkusz1.A1:Arkusz1.A1 Arkusz1.A2:Arkusz1.A40 Arkusz1.C1:Arkusz1.C1 Arkusz1.C2:Arkusz1.C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float" office:value="-0.8">
            <text:p>-8,00E-001</text:p>
          </table:table-cell>
          <table:table-cell office:value-type="float" office:value="1.81731">
            <text:p>1,82E+000</text:p>
          </table:table-cell>
          <table:table-cell office:value-type="float" office:value="0.26766">
            <text:p>2,68E-001</text:p>
          </table:table-cell>
          <table:table-cell table:number-columns-repeated="2"/>
        </table:table-row>
        <table:table-row table:style-name="ro2">
          <table:table-cell office:value-type="float" office:value="-0.75">
            <text:p>-7,50E-001</text:p>
          </table:table-cell>
          <table:table-cell office:value-type="float" office:value="1.39093">
            <text:p>1,39E+000</text:p>
          </table:table-cell>
          <table:table-cell office:value-type="float" office:value="0.0576431">
            <text:p>5,76E-002</text:p>
          </table:table-cell>
          <table:table-cell table:number-columns-repeated="2"/>
        </table:table-row>
        <table:table-row table:style-name="ro2">
          <table:table-cell office:value-type="float" office:value="-0.7">
            <text:p>-7,00E-001</text:p>
          </table:table-cell>
          <table:table-cell office:value-type="float" office:value="0.896484">
            <text:p>8,96E-001</text:p>
          </table:table-cell>
          <table:table-cell office:value-type="float" office:value="0.39681">
            <text:p>3,97E-001</text:p>
          </table:table-cell>
          <table:table-cell table:number-columns-repeated="2"/>
        </table:table-row>
        <table:table-row table:style-name="ro2">
          <table:table-cell office:value-type="float" office:value="-0.65">
            <text:p>-6,50E-001</text:p>
          </table:table-cell>
          <table:table-cell office:value-type="float" office:value="0.41484">
            <text:p>4,15E-001</text:p>
          </table:table-cell>
          <table:table-cell office:value-type="float" office:value="0.696494">
            <text:p>6,96E-001</text:p>
          </table:table-cell>
          <table:table-cell table:number-columns-repeated="2"/>
        </table:table-row>
        <table:table-row table:style-name="ro2">
          <table:table-cell office:value-type="float" office:value="-0.6">
            <text:p>-6,00E-001</text:p>
          </table:table-cell>
          <table:table-cell office:value-type="float" office:value="2.498E-015">
            <text:p>2,50E-015</text:p>
          </table:table-cell>
          <table:table-cell office:value-type="float" office:value="0.923017">
            <text:p>9,23E-001</text:p>
          </table:table-cell>
          <table:table-cell table:number-columns-repeated="2"/>
        </table:table-row>
        <table:table-row table:style-name="ro2">
          <table:table-cell office:value-type="float" office:value="-0.55">
            <text:p>-5,50E-001</text:p>
          </table:table-cell>
          <table:table-cell office:value-type="float" office:value="0.316343">
            <text:p>3,16E-001</text:p>
          </table:table-cell>
          <table:table-cell office:value-type="float" office:value="1.05895">
            <text:p>1,06E+000</text:p>
          </table:table-cell>
          <table:table-cell table:number-columns-repeated="2"/>
        </table:table-row>
        <table:table-row table:style-name="ro2">
          <table:table-cell office:value-type="float" office:value="-0.5">
            <text:p>-5,00E-001</text:p>
          </table:table-cell>
          <table:table-cell office:value-type="float" office:value="0.520583">
            <text:p>5,21E-001</text:p>
          </table:table-cell>
          <table:table-cell office:value-type="float" office:value="1.09993">
            <text:p>1,10E+000</text:p>
          </table:table-cell>
          <table:table-cell table:number-columns-repeated="2"/>
        </table:table-row>
        <table:table-row table:style-name="ro2">
          <table:table-cell office:value-type="float" office:value="-0.45">
            <text:p>-4,50E-001</text:p>
          </table:table-cell>
          <table:table-cell office:value-type="float" office:value="0.613312">
            <text:p>6,13E-001</text:p>
          </table:table-cell>
          <table:table-cell office:value-type="float" office:value="1.05174">
            <text:p>1,05E+000</text:p>
          </table:table-cell>
          <table:table-cell table:number-columns-repeated="2"/>
        </table:table-row>
        <table:table-row table:style-name="ro2">
          <table:table-cell office:value-type="float" office:value="-0.4">
            <text:p>-4,00E-001</text:p>
          </table:table-cell>
          <table:table-cell office:value-type="float" office:value="0.605769">
            <text:p>6,06E-001</text:p>
          </table:table-cell>
          <table:table-cell office:value-type="float" office:value="0.927678">
            <text:p>9,28E-001</text:p>
          </table:table-cell>
          <table:table-cell table:number-columns-repeated="2"/>
        </table:table-row>
        <table:table-row table:style-name="ro2">
          <table:table-cell office:value-type="float" office:value="-0.35">
            <text:p>-3,50E-001</text:p>
          </table:table-cell>
          <table:table-cell office:value-type="float" office:value="0.516632">
            <text:p>5,17E-001</text:p>
          </table:table-cell>
          <table:table-cell office:value-type="float" office:value="0.746084">
            <text:p>7,46E-001</text:p>
          </table:table-cell>
          <table:table-cell table:number-columns-repeated="2"/>
        </table:table-row>
        <table:table-row table:style-name="ro2">
          <table:table-cell office:value-type="float" office:value="-0.3">
            <text:p>-3,00E-001</text:p>
          </table:table-cell>
          <table:table-cell office:value-type="float" office:value="0.369141">
            <text:p>3,69E-001</text:p>
          </table:table-cell>
          <table:table-cell office:value-type="float" office:value="0.528234">
            <text:p>5,28E-001</text:p>
          </table:table-cell>
          <table:table-cell table:number-columns-repeated="2"/>
        </table:table-row>
        <table:table-row table:style-name="ro2">
          <table:table-cell office:value-type="float" office:value="-0.25">
            <text:p>-2,50E-001</text:p>
          </table:table-cell>
          <table:table-cell office:value-type="float" office:value="0.188563">
            <text:p>1,89E-001</text:p>
          </table:table-cell>
          <table:table-cell office:value-type="float" office:value="0.296413">
            <text:p>2,96E-001</text:p>
          </table:table-cell>
          <table:table-cell table:number-columns-repeated="2"/>
        </table:table-row>
        <table:table-row table:style-name="ro2">
          <table:table-cell office:value-type="float" office:value="-0.2">
            <text:p>-2,00E-001</text:p>
          </table:table-cell>
          <table:table-cell office:value-type="float" office:value="1.11022E-015">
            <text:p>1,11E-015</text:p>
          </table:table-cell>
          <table:table-cell office:value-type="float" office:value="0.0722687">
            <text:p>7,23E-002</text:p>
          </table:table-cell>
          <table:table-cell table:number-columns-repeated="2"/>
        </table:table-row>
        <table:table-row table:style-name="ro2">
          <table:table-cell office:value-type="float" office:value="-0.15">
            <text:p>-1,50E-001</text:p>
          </table:table-cell>
          <table:table-cell office:value-type="float" office:value="0.173478">
            <text:p>1,73E-001</text:p>
          </table:table-cell>
          <table:table-cell office:value-type="float" office:value="0.12458">
            <text:p>1,25E-001</text:p>
          </table:table-cell>
          <table:table-cell table:number-columns-repeated="2"/>
        </table:table-row>
        <table:table-row table:style-name="ro2">
          <table:table-cell office:value-type="float" office:value="-0.1">
            <text:p>-1,00E-001</text:p>
          </table:table-cell>
          <table:table-cell office:value-type="float" office:value="0.31235">
            <text:p>3,12E-001</text:p>
          </table:table-cell>
          <table:table-cell office:value-type="float" office:value="0.277693">
            <text:p>2,78E-001</text:p>
          </table:table-cell>
          <table:table-cell table:number-columns-repeated="2"/>
        </table:table-row>
        <table:table-row table:style-name="ro2">
          <table:table-cell office:value-type="float" office:value="-0.05">
            <text:p>-5,00E-002</text:p>
          </table:table-cell>
          <table:table-cell office:value-type="float" office:value="0.401825">
            <text:p>4,02E-001</text:p>
          </table:table-cell>
          <table:table-cell office:value-type="float" office:value="0.37469">
            <text:p>3,75E-001</text:p>
          </table:table-cell>
          <table:table-cell table:number-columns-repeated="2"/>
        </table:table-row>
        <table:table-row table:style-name="ro2">
          <table:table-cell office:value-type="float" office:value="0">
            <text:p>0,00E+000</text:p>
          </table:table-cell>
          <table:table-cell office:value-type="float" office:value="0.432692">
            <text:p>4,33E-001</text:p>
          </table:table-cell>
          <table:table-cell office:value-type="float" office:value="0.40789">
            <text:p>4,08E-001</text:p>
          </table:table-cell>
          <table:table-cell table:number-columns-repeated="2"/>
        </table:table-row>
        <table:table-row table:style-name="ro2">
          <table:table-cell office:value-type="float" office:value="0.05">
            <text:p>5,00E-002</text:p>
          </table:table-cell>
          <table:table-cell office:value-type="float" office:value="0.401825">
            <text:p>4,02E-001</text:p>
          </table:table-cell>
          <table:table-cell office:value-type="float" office:value="0.37469">
            <text:p>3,75E-001</text:p>
          </table:table-cell>
          <table:table-cell table:number-columns-repeated="2"/>
        </table:table-row>
        <table:table-row table:style-name="ro2">
          <table:table-cell office:value-type="float" office:value="0.1">
            <text:p>1,00E-001</text:p>
          </table:table-cell>
          <table:table-cell office:value-type="float" office:value="0.31235">
            <text:p>3,12E-001</text:p>
          </table:table-cell>
          <table:table-cell office:value-type="float" office:value="0.277693">
            <text:p>2,78E-001</text:p>
          </table:table-cell>
          <table:table-cell table:number-columns-repeated="2"/>
        </table:table-row>
        <table:table-row table:style-name="ro2">
          <table:table-cell office:value-type="float" office:value="0.15">
            <text:p>1,50E-001</text:p>
          </table:table-cell>
          <table:table-cell office:value-type="float" office:value="0.173478">
            <text:p>1,73E-001</text:p>
          </table:table-cell>
          <table:table-cell office:value-type="float" office:value="0.12458">
            <text:p>1,25E-001</text:p>
          </table:table-cell>
          <table:table-cell table:number-columns-repeated="2"/>
        </table:table-row>
        <table:table-row table:style-name="ro2">
          <table:table-cell office:value-type="float" office:value="0.2">
            <text:p>2,00E-001</text:p>
          </table:table-cell>
          <table:table-cell office:value-type="float" office:value="9.99201E-016">
            <text:p>9,99E-016</text:p>
          </table:table-cell>
          <table:table-cell office:value-type="float" office:value="0.0722687">
            <text:p>7,23E-002</text:p>
          </table:table-cell>
          <table:table-cell table:number-columns-repeated="2"/>
        </table:table-row>
        <table:table-row table:style-name="ro2">
          <table:table-cell office:value-type="float" office:value="0.25">
            <text:p>2,50E-001</text:p>
          </table:table-cell>
          <table:table-cell office:value-type="float" office:value="0.188563">
            <text:p>1,89E-001</text:p>
          </table:table-cell>
          <table:table-cell office:value-type="float" office:value="0.296413">
            <text:p>2,96E-001</text:p>
          </table:table-cell>
          <table:table-cell table:number-columns-repeated="2"/>
        </table:table-row>
        <table:table-row table:style-name="ro2">
          <table:table-cell office:value-type="float" office:value="0.3">
            <text:p>3,00E-001</text:p>
          </table:table-cell>
          <table:table-cell office:value-type="float" office:value="0.369141">
            <text:p>3,69E-001</text:p>
          </table:table-cell>
          <table:table-cell office:value-type="float" office:value="0.528234">
            <text:p>5,28E-001</text:p>
          </table:table-cell>
          <table:table-cell table:number-columns-repeated="2"/>
        </table:table-row>
        <table:table-row table:style-name="ro2">
          <table:table-cell office:value-type="float" office:value="0.35">
            <text:p>3,50E-001</text:p>
          </table:table-cell>
          <table:table-cell office:value-type="float" office:value="0.516632">
            <text:p>5,17E-001</text:p>
          </table:table-cell>
          <table:table-cell office:value-type="float" office:value="0.746084">
            <text:p>7,46E-001</text:p>
          </table:table-cell>
          <table:table-cell table:number-columns-repeated="2"/>
        </table:table-row>
        <table:table-row table:style-name="ro2">
          <table:table-cell office:value-type="float" office:value="0.4">
            <text:p>4,00E-001</text:p>
          </table:table-cell>
          <table:table-cell office:value-type="float" office:value="0.605769">
            <text:p>6,06E-001</text:p>
          </table:table-cell>
          <table:table-cell office:value-type="float" office:value="0.927678">
            <text:p>9,28E-001</text:p>
          </table:table-cell>
          <table:table-cell table:number-columns-repeated="2"/>
        </table:table-row>
        <table:table-row table:style-name="ro2">
          <table:table-cell office:value-type="float" office:value="0.45">
            <text:p>4,50E-001</text:p>
          </table:table-cell>
          <table:table-cell office:value-type="float" office:value="0.613312">
            <text:p>6,13E-001</text:p>
          </table:table-cell>
          <table:table-cell office:value-type="float" office:value="1.05174">
            <text:p>1,05E+000</text:p>
          </table:table-cell>
          <table:table-cell table:number-columns-repeated="2"/>
        </table:table-row>
        <table:table-row table:style-name="ro2">
          <table:table-cell office:value-type="float" office:value="0.5">
            <text:p>5,00E-001</text:p>
          </table:table-cell>
          <table:table-cell office:value-type="float" office:value="0.520583">
            <text:p>5,21E-001</text:p>
          </table:table-cell>
          <table:table-cell office:value-type="float" office:value="1.09993">
            <text:p>1,10E+000</text:p>
          </table:table-cell>
          <table:table-cell table:number-columns-repeated="2"/>
        </table:table-row>
        <table:table-row table:style-name="ro2">
          <table:table-cell office:value-type="float" office:value="0.55">
            <text:p>5,50E-001</text:p>
          </table:table-cell>
          <table:table-cell office:value-type="float" office:value="0.316343">
            <text:p>3,16E-001</text:p>
          </table:table-cell>
          <table:table-cell office:value-type="float" office:value="1.05895">
            <text:p>1,06E+000</text:p>
          </table:table-cell>
          <table:table-cell table:number-columns-repeated="2"/>
        </table:table-row>
        <table:table-row table:style-name="ro2">
          <table:table-cell office:value-type="float" office:value="0.6">
            <text:p>6,00E-001</text:p>
          </table:table-cell>
          <table:table-cell office:value-type="float" office:value="2.35922E-015">
            <text:p>2,36E-015</text:p>
          </table:table-cell>
          <table:table-cell office:value-type="float" office:value="0.923017">
            <text:p>9,23E-001</text:p>
          </table:table-cell>
          <table:table-cell table:number-columns-repeated="2"/>
        </table:table-row>
        <table:table-row table:style-name="ro2">
          <table:table-cell office:value-type="float" office:value="0.65">
            <text:p>6,50E-001</text:p>
          </table:table-cell>
          <table:table-cell office:value-type="float" office:value="0.41484">
            <text:p>4,15E-001</text:p>
          </table:table-cell>
          <table:table-cell office:value-type="float" office:value="0.696494">
            <text:p>6,96E-001</text:p>
          </table:table-cell>
          <table:table-cell table:number-columns-repeated="2"/>
        </table:table-row>
        <table:table-row table:style-name="ro2">
          <table:table-cell office:value-type="float" office:value="0.7">
            <text:p>7,00E-001</text:p>
          </table:table-cell>
          <table:table-cell office:value-type="float" office:value="0.896484">
            <text:p>8,96E-001</text:p>
          </table:table-cell>
          <table:table-cell office:value-type="float" office:value="0.39681">
            <text:p>3,97E-001</text:p>
          </table:table-cell>
          <table:table-cell table:number-columns-repeated="2"/>
        </table:table-row>
        <table:table-row table:style-name="ro2">
          <table:table-cell office:value-type="float" office:value="0.75">
            <text:p>7,50E-001</text:p>
          </table:table-cell>
          <table:table-cell office:value-type="float" office:value="1.39093">
            <text:p>1,39E+000</text:p>
          </table:table-cell>
          <table:table-cell office:value-type="float" office:value="0.0576431">
            <text:p>5,76E-002</text:p>
          </table:table-cell>
          <table:table-cell table:number-columns-repeated="2"/>
        </table:table-row>
        <table:table-row table:style-name="ro2">
          <table:table-cell office:value-type="float" office:value="0.8">
            <text:p>8,00E-001</text:p>
          </table:table-cell>
          <table:table-cell office:value-type="float" office:value="1.81731">
            <text:p>1,82E+000</text:p>
          </table:table-cell>
          <table:table-cell office:value-type="float" office:value="0.26766">
            <text:p>2,68E-001</text:p>
          </table:table-cell>
          <table:table-cell table:number-columns-repeated="2"/>
        </table:table-row>
        <table:table-row table:style-name="ro2">
          <table:table-cell office:value-type="float" office:value="0.85">
            <text:p>8,50E-001</text:p>
          </table:table-cell>
          <table:table-cell office:value-type="float" office:value="2.06296">
            <text:p>2,06E+000</text:p>
          </table:table-cell>
          <table:table-cell office:value-type="float" office:value="0.502398">
            <text:p>5,02E-001</text:p>
          </table:table-cell>
          <table:table-cell table:number-columns-repeated="2"/>
        </table:table-row>
        <table:table-row table:style-name="ro2">
          <table:table-cell office:value-type="float" office:value="0.9">
            <text:p>9,00E-001</text:p>
          </table:table-cell>
          <table:table-cell office:value-type="float" office:value="1.97822">
            <text:p>1,98E+000</text:p>
          </table:table-cell>
          <table:table-cell office:value-type="float" office:value="0.542585">
            <text:p>5,43E-001</text:p>
          </table:table-cell>
          <table:table-cell table:number-columns-repeated="2"/>
        </table:table-row>
        <table:table-row table:style-name="ro2">
          <table:table-cell office:value-type="float" office:value="0.95">
            <text:p>9,50E-001</text:p>
          </table:table-cell>
          <table:table-cell office:value-type="float" office:value="1.37082">
            <text:p>1,37E+000</text:p>
          </table:table-cell>
          <table:table-cell office:value-type="float" office:value="0.252758">
            <text:p>2,53E-001</text:p>
          </table:table-cell>
          <table:table-cell table:number-columns-repeated="2"/>
        </table:table-row>
        <table:table-row table:style-name="ro2" table:number-rows-repeated="6549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11.02.2009</text:date>, <text:time>12:47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Łukasz Korzeniowski</meta:initial-creator>
    <meta:creation-date>2009-02-11T12:29:51.09</meta:creation-date>
    <dc:date>2009-02-11T12:47:50.01</dc:date>
    <dc:creator>Łukasz Korzeniowski</dc:creator>
    <meta:editing-duration>PT00H02M18S</meta:editing-duration>
    <meta:editing-cycles>2</meta:editing-cycles>
    <meta:generator>OpenOffice.org/3.0$Win32 OpenOffice.org_project/300m9$Build-9358</meta:generator>
    <meta:document-statistic meta:table-count="3" meta:cell-count="121" meta:object-count="1"/>
    <meta:user-defined meta:name="Informacja 1"/>
    <meta:user-defined meta:name="Informacja 2"/>
    <meta:user-defined meta:name="Informacja 3"/>
    <meta:user-defined meta:name="Informacja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spline-order="3" chart:sort-by-x-values="true" chart:right-angled-axes="true"/>
    </style:style>
    <style:style style:name="ch5" style:family="chart" style:data-style-name="N6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30.079cm" svg:height="16.658cm" chart:class="chart:scatter" chart:style-name="ch1">
        <chart:title svg:x="13.927cm" svg:y="0.334cm" chart:style-name="ch2">
          <text:p>Interpolacja</text:p>
        </chart:title>
        <chart:legend chart:legend-position="end" svg:x="23.695cm" svg:y="7.808cm" chart:style-name="ch3"/>
        <chart:plot-area chart:style-name="ch4" table:cell-range-address="Arkusz1.A1:Arkusz1.C40" chart:data-source-has-labels="row" svg:x="0.601cm" svg:y="1.17cm" svg:width="22.494cm" svg:height="14.822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B2:Arkusz1.B40" chart:label-cell-address="Arkusz1.B1:Arkusz1.B1" chart:class="chart:scatter">
            <chart:domain table:cell-range-address="Arkusz1.A2:Arkusz1.A40"/>
            <chart:data-point chart:repeated="39"/>
          </chart:series>
          <chart:series chart:style-name="ch8" chart:values-cell-range-address="Arkusz1.C2:Arkusz1.C40" chart:label-cell-address="Arkusz1.C1:Arkusz1.C1" chart:class="chart:scatter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 text:id="Arkusz1.B1:Arkusz1.B1">Interpolacja w węzłach rownoodległych</text:p>
              </table:table-cell>
              <table:table-cell office:value-type="string">
                <text:p text:id="Arkusz1.C1:Arkusz1.C1">Interpolacja w węzłach Czybyszew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5">
                <text:p text:id="Arkusz1.A2:Arkusz1.A40">-0.95</text:p>
              </table:table-cell>
              <table:table-cell office:value-type="float" office:value="1.37082">
                <text:p text:id="Arkusz1.B2:Arkusz1.B40">1.37082</text:p>
              </table:table-cell>
              <table:table-cell office:value-type="float" office:value="0.252758">
                <text:p text:id="Arkusz1.C2:Arkusz1.C40">0.2527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1.97822">
                <text:p>1.97822</text:p>
              </table:table-cell>
              <table:table-cell office:value-type="float" office:value="0.542585">
                <text:p>0.542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5">
                <text:p>-0.85</text:p>
              </table:table-cell>
              <table:table-cell office:value-type="float" office:value="2.06296">
                <text:p>2.06296</text:p>
              </table:table-cell>
              <table:table-cell office:value-type="float" office:value="0.502398">
                <text:p>0.502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8">
                <text:p>-0.8</text:p>
              </table:table-cell>
              <table:table-cell office:value-type="float" office:value="1.81731">
                <text:p>1.81731</text:p>
              </table:table-cell>
              <table:table-cell office:value-type="float" office:value="0.26766">
                <text:p>0.26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5">
                <text:p>-0.75</text:p>
              </table:table-cell>
              <table:table-cell office:value-type="float" office:value="1.39093">
                <text:p>1.39093</text:p>
              </table:table-cell>
              <table:table-cell office:value-type="float" office:value="0.0576431">
                <text:p>0.0576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">
                <text:p>-0.7</text:p>
              </table:table-cell>
              <table:table-cell office:value-type="float" office:value="0.896484">
                <text:p>0.896484</text:p>
              </table:table-cell>
              <table:table-cell office:value-type="float" office:value="0.39681">
                <text:p>0.39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5">
                <text:p>-0.65</text:p>
              </table:table-cell>
              <table:table-cell office:value-type="float" office:value="0.41484">
                <text:p>0.41484</text:p>
              </table:table-cell>
              <table:table-cell office:value-type="float" office:value="0.696494">
                <text:p>0.696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">
                <text:p>-0.6</text:p>
              </table:table-cell>
              <table:table-cell office:value-type="float" office:value="2.498E-015">
                <text:p>2.498E-015</text:p>
              </table:table-cell>
              <table:table-cell office:value-type="float" office:value="0.923017">
                <text:p>0.923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5">
                <text:p>-0.55</text:p>
              </table:table-cell>
              <table:table-cell office:value-type="float" office:value="0.316343">
                <text:p>0.316343</text:p>
              </table:table-cell>
              <table:table-cell office:value-type="float" office:value="1.05895">
                <text:p>1.05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">
                <text:p>-0.5</text:p>
              </table:table-cell>
              <table:table-cell office:value-type="float" office:value="0.520583">
                <text:p>0.520583</text:p>
              </table:table-cell>
              <table:table-cell office:value-type="float" office:value="1.09993">
                <text:p>1.09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5">
                <text:p>-0.45</text:p>
              </table:table-cell>
              <table:table-cell office:value-type="float" office:value="0.613312">
                <text:p>0.613312</text:p>
              </table:table-cell>
              <table:table-cell office:value-type="float" office:value="1.05174">
                <text:p>1.05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">
                <text:p>-0.4</text:p>
              </table:table-cell>
              <table:table-cell office:value-type="float" office:value="0.605769">
                <text:p>0.605769</text:p>
              </table:table-cell>
              <table:table-cell office:value-type="float" office:value="0.927678">
                <text:p>0.927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5">
                <text:p>-0.35</text:p>
              </table:table-cell>
              <table:table-cell office:value-type="float" office:value="0.516632">
                <text:p>0.516632</text:p>
              </table:table-cell>
              <table:table-cell office:value-type="float" office:value="0.746084">
                <text:p>0.746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">
                <text:p>-0.3</text:p>
              </table:table-cell>
              <table:table-cell office:value-type="float" office:value="0.369141">
                <text:p>0.369141</text:p>
              </table:table-cell>
              <table:table-cell office:value-type="float" office:value="0.528234">
                <text:p>0.528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5">
                <text:p>-0.25</text:p>
              </table:table-cell>
              <table:table-cell office:value-type="float" office:value="0.188563">
                <text:p>0.188563</text:p>
              </table:table-cell>
              <table:table-cell office:value-type="float" office:value="0.296413">
                <text:p>0.296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">
                <text:p>-0.2</text:p>
              </table:table-cell>
              <table:table-cell office:value-type="float" office:value="1.11022E-015">
                <text:p>1.11022E-015</text:p>
              </table:table-cell>
              <table:table-cell office:value-type="float" office:value="0.0722687">
                <text:p>0.0722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5">
                <text:p>-0.15</text:p>
              </table:table-cell>
              <table:table-cell office:value-type="float" office:value="0.173478">
                <text:p>0.173478</text:p>
              </table:table-cell>
              <table:table-cell office:value-type="float" office:value="0.12458">
                <text:p>0.12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">
                <text:p>-0.1</text:p>
              </table:table-cell>
              <table:table-cell office:value-type="float" office:value="0.31235">
                <text:p>0.31235</text:p>
              </table:table-cell>
              <table:table-cell office:value-type="float" office:value="0.277693">
                <text:p>0.277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">
                <text:p>-0.05</text:p>
              </table:table-cell>
              <table:table-cell office:value-type="float" office:value="0.401825">
                <text:p>0.401825</text:p>
              </table:table-cell>
              <table:table-cell office:value-type="float" office:value="0.37469">
                <text:p>0.374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432692">
                <text:p>0.432692</text:p>
              </table:table-cell>
              <table:table-cell office:value-type="float" office:value="0.40789">
                <text:p>0.40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">
                <text:p>0.05</text:p>
              </table:table-cell>
              <table:table-cell office:value-type="float" office:value="0.401825">
                <text:p>0.401825</text:p>
              </table:table-cell>
              <table:table-cell office:value-type="float" office:value="0.37469">
                <text:p>0.37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">
                <text:p>0.1</text:p>
              </table:table-cell>
              <table:table-cell office:value-type="float" office:value="0.31235">
                <text:p>0.31235</text:p>
              </table:table-cell>
              <table:table-cell office:value-type="float" office:value="0.277693">
                <text:p>0.277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0.173478">
                <text:p>0.173478</text:p>
              </table:table-cell>
              <table:table-cell office:value-type="float" office:value="0.12458">
                <text:p>0.12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">
                <text:p>0.2</text:p>
              </table:table-cell>
              <table:table-cell office:value-type="float" office:value="9.99201E-016">
                <text:p>9.99201E-016</text:p>
              </table:table-cell>
              <table:table-cell office:value-type="float" office:value="0.0722687">
                <text:p>0.0722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188563">
                <text:p>0.188563</text:p>
              </table:table-cell>
              <table:table-cell office:value-type="float" office:value="0.296413">
                <text:p>0.296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0.369141">
                <text:p>0.369141</text:p>
              </table:table-cell>
              <table:table-cell office:value-type="float" office:value="0.528234">
                <text:p>0.528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">
                <text:p>0.35</text:p>
              </table:table-cell>
              <table:table-cell office:value-type="float" office:value="0.516632">
                <text:p>0.516632</text:p>
              </table:table-cell>
              <table:table-cell office:value-type="float" office:value="0.746084">
                <text:p>0.746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">
                <text:p>0.4</text:p>
              </table:table-cell>
              <table:table-cell office:value-type="float" office:value="0.605769">
                <text:p>0.605769</text:p>
              </table:table-cell>
              <table:table-cell office:value-type="float" office:value="0.927678">
                <text:p>0.927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">
                <text:p>0.45</text:p>
              </table:table-cell>
              <table:table-cell office:value-type="float" office:value="0.613312">
                <text:p>0.613312</text:p>
              </table:table-cell>
              <table:table-cell office:value-type="float" office:value="1.05174">
                <text:p>1.05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520583">
                <text:p>0.520583</text:p>
              </table:table-cell>
              <table:table-cell office:value-type="float" office:value="1.09993">
                <text:p>1.09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5">
                <text:p>0.55</text:p>
              </table:table-cell>
              <table:table-cell office:value-type="float" office:value="0.316343">
                <text:p>0.316343</text:p>
              </table:table-cell>
              <table:table-cell office:value-type="float" office:value="1.05895">
                <text:p>1.05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">
                <text:p>0.6</text:p>
              </table:table-cell>
              <table:table-cell office:value-type="float" office:value="2.35922E-015">
                <text:p>2.35922E-015</text:p>
              </table:table-cell>
              <table:table-cell office:value-type="float" office:value="0.923017">
                <text:p>0.923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0.41484">
                <text:p>0.41484</text:p>
              </table:table-cell>
              <table:table-cell office:value-type="float" office:value="0.696494">
                <text:p>0.696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0.896484">
                <text:p>0.896484</text:p>
              </table:table-cell>
              <table:table-cell office:value-type="float" office:value="0.39681">
                <text:p>0.396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">
                <text:p>0.75</text:p>
              </table:table-cell>
              <table:table-cell office:value-type="float" office:value="1.39093">
                <text:p>1.39093</text:p>
              </table:table-cell>
              <table:table-cell office:value-type="float" office:value="0.0576431">
                <text:p>0.0576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">
                <text:p>0.8</text:p>
              </table:table-cell>
              <table:table-cell office:value-type="float" office:value="1.81731">
                <text:p>1.81731</text:p>
              </table:table-cell>
              <table:table-cell office:value-type="float" office:value="0.26766">
                <text:p>0.267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">
                <text:p>0.85</text:p>
              </table:table-cell>
              <table:table-cell office:value-type="float" office:value="2.06296">
                <text:p>2.06296</text:p>
              </table:table-cell>
              <table:table-cell office:value-type="float" office:value="0.502398">
                <text:p>0.502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1.97822">
                <text:p>1.97822</text:p>
              </table:table-cell>
              <table:table-cell office:value-type="float" office:value="0.542585">
                <text:p>0.542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1.37082">
                <text:p>1.37082</text:p>
              </table:table-cell>
              <table:table-cell office:value-type="float" office:value="0.252758">
                <text:p>0.252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